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276" calcext:value-type="float">
            <text:p>113.5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6664" calcext:value-type="float">
            <text:p>113.5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0672" calcext:value-type="float">
            <text:p>113.5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104" calcext:value-type="float">
            <text:p>113.6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2488" calcext:value-type="float">
            <text:p>113.6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2" calcext:value-type="float">
            <text:p>113.6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1632" calcext:value-type="float">
            <text:p>113.6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9856" calcext:value-type="float">
            <text:p>113.9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1192" calcext:value-type="float">
            <text:p>113.9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9856" calcext:value-type="float">
            <text:p>113.9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9" calcext:value-type="float">
            <text:p>113.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4344" calcext:value-type="float">
            <text:p>114.0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7016" calcext:value-type="float">
            <text:p>114.0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2736" calcext:value-type="float">
            <text:p>114.0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3696" calcext:value-type="float">
            <text:p>114.1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62" calcext:value-type="float">
            <text:p>114.3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4864" calcext:value-type="float">
            <text:p>114.3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6304" calcext:value-type="float">
            <text:p>114.4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2504" calcext:value-type="float">
            <text:p>114.5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5656" calcext:value-type="float">
            <text:p>114.5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7096" calcext:value-type="float">
            <text:p>114.6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8264" calcext:value-type="float">
            <text:p>114.8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7136" calcext:value-type="float">
            <text:p>115.0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1416" calcext:value-type="float">
            <text:p>114.9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9184" calcext:value-type="float">
            <text:p>114.6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8768" calcext:value-type="float">
            <text:p>114.3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7368" calcext:value-type="float">
            <text:p>114.5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384" calcext:value-type="float">
            <text:p>114.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5216" calcext:value-type="float">
            <text:p>114.8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9328" calcext:value-type="float">
            <text:p>115.0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7992" calcext:value-type="float">
            <text:p>114.9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5696" calcext:value-type="float">
            <text:p>114.9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6072" calcext:value-type="float">
            <text:p>114.8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1208" calcext:value-type="float">
            <text:p>114.8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4904" calcext:value-type="float">
            <text:p>114.6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908" calcext:value-type="float">
            <text:p>114.5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8496" calcext:value-type="float">
            <text:p>114.4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6536" calcext:value-type="float">
            <text:p>114.0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9544" calcext:value-type="float">
            <text:p>113.6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4072" calcext:value-type="float">
            <text:p>114.1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5408" calcext:value-type="float">
            <text:p>114.1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0064" calcext:value-type="float">
            <text:p>114.0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5472" calcext:value-type="float">
            <text:p>113.8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1192" calcext:value-type="float">
            <text:p>113.9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1632" calcext:value-type="float">
            <text:p>113.6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2384" calcext:value-type="float">
            <text:p>113.5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18" calcext:value-type="float">
            <text:p>113.4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3784" calcext:value-type="float">
            <text:p>113.3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652" calcext:value-type="float">
            <text:p>113.1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4016" calcext:value-type="float">
            <text:p>112.9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7-0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3184" calcext:value-type="float">
            <text:p>112.3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2808" calcext:value-type="float">
            <text:p>112.3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472" calcext:value-type="float">
            <text:p>112.3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2056" calcext:value-type="float">
            <text:p>112.4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692" calcext:value-type="float">
            <text:p>112.5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8528" calcext:value-type="float">
            <text:p>112.4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9008" calcext:value-type="float">
            <text:p>112.4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9112" calcext:value-type="float">
            <text:p>112.5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4936" calcext:value-type="float">
            <text:p>112.6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7128" calcext:value-type="float">
            <text:p>112.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7712" calcext:value-type="float">
            <text:p>112.7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028" calcext:value-type="float">
            <text:p>112.7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0384" calcext:value-type="float">
            <text:p>112.8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5248" calcext:value-type="float">
            <text:p>112.8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0384" calcext:value-type="float">
            <text:p>112.8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7064" calcext:value-type="float">
            <text:p>112.9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9904" calcext:value-type="float">
            <text:p>112.7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9256" calcext:value-type="float">
            <text:p>112.9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544" calcext:value-type="float">
            <text:p>112.9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1344" calcext:value-type="float">
            <text:p>112.8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7168" calcext:value-type="float">
            <text:p>112.9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7648" calcext:value-type="float">
            <text:p>113.0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3744" calcext:value-type="float">
            <text:p>113.0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4976" calcext:value-type="float">
            <text:p>112.9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0696" calcext:value-type="float">
            <text:p>113.0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4496" calcext:value-type="float">
            <text:p>112.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1176" calcext:value-type="float">
            <text:p>113.0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6144" calcext:value-type="float">
            <text:p>113.1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2616" calcext:value-type="float">
            <text:p>113.1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3264" calcext:value-type="float">
            <text:p>112.9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3368" calcext:value-type="float">
            <text:p>113.0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6896" calcext:value-type="float">
            <text:p>113.0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7752" calcext:value-type="float">
            <text:p>113.0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9568" calcext:value-type="float">
            <text:p>113.1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652" calcext:value-type="float">
            <text:p>113.1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5768" calcext:value-type="float">
            <text:p>113.2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8816" calcext:value-type="float">
            <text:p>113.2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8336" calcext:value-type="float">
            <text:p>113.1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844" calcext:value-type="float">
            <text:p>113.2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3576" calcext:value-type="float">
            <text:p>113.1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0528" calcext:value-type="float">
            <text:p>113.1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94" calcext:value-type="float">
            <text:p>113.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0736" calcext:value-type="float">
            <text:p>113.3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9296" calcext:value-type="float">
            <text:p>113.2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5872" calcext:value-type="float">
            <text:p>113.2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2928" calcext:value-type="float">
            <text:p>113.3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132" calcext:value-type="float">
            <text:p>113.4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3888" calcext:value-type="float">
            <text:p>113.4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1592" calcext:value-type="float">
            <text:p>113.3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224" calcext:value-type="float">
            <text:p>113.4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132" calcext:value-type="float">
            <text:p>113.4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3136" calcext:value-type="float">
            <text:p>113.4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7896" calcext:value-type="float">
            <text:p>113.4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18" calcext:value-type="float">
            <text:p>113.4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6664" calcext:value-type="float">
            <text:p>113.5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2864" calcext:value-type="float">
            <text:p>113.5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0672" calcext:value-type="float">
            <text:p>113.5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5912" calcext:value-type="float">
            <text:p>113.5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5744" calcext:value-type="float">
            <text:p>113.7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0128" calcext:value-type="float">
            <text:p>113.8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8896" calcext:value-type="float">
            <text:p>113.8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8896" calcext:value-type="float">
            <text:p>113.8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2904" calcext:value-type="float">
            <text:p>113.9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6808" calcext:value-type="float">
            <text:p>113.9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7288" calcext:value-type="float">
            <text:p>113.9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2528" calcext:value-type="float">
            <text:p>113.9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0816" calcext:value-type="float">
            <text:p>113.9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9584" calcext:value-type="float">
            <text:p>114.0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9688" calcext:value-type="float">
            <text:p>114.0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0168" calcext:value-type="float">
            <text:p>114.1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0648" calcext:value-type="float">
            <text:p>114.1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4656" calcext:value-type="float">
            <text:p>114.2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6576" calcext:value-type="float">
            <text:p>114.3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8016" calcext:value-type="float">
            <text:p>114.4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5176" calcext:value-type="float">
            <text:p>114.5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2712" calcext:value-type="float">
            <text:p>114.6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8912" calcext:value-type="float">
            <text:p>114.7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5968" calcext:value-type="float">
            <text:p>114.8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6552" calcext:value-type="float">
            <text:p>114.9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6528" calcext:value-type="float">
            <text:p>115.4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2648" calcext:value-type="float">
            <text:p>114.9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6656" calcext:value-type="float">
            <text:p>114.9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8512" calcext:value-type="float">
            <text:p>115.3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4128" calcext:value-type="float">
            <text:p>115.3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8848" calcext:value-type="float">
            <text:p>114.9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2272" calcext:value-type="float">
            <text:p>114.9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484" calcext:value-type="float">
            <text:p>114.9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544" calcext:value-type="float">
            <text:p>114.4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6616" calcext:value-type="float">
            <text:p>114.6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7992" calcext:value-type="float">
            <text:p>114.9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7032" calcext:value-type="float">
            <text:p>114.9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9496" calcext:value-type="float">
            <text:p>114.8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4152" calcext:value-type="float">
            <text:p>114.7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9664" calcext:value-type="float">
            <text:p>114.6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6136" calcext:value-type="float">
            <text:p>114.6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5552" calcext:value-type="float">
            <text:p>114.5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0208" calcext:value-type="float">
            <text:p>114.4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6576" calcext:value-type="float">
            <text:p>114.3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1776" calcext:value-type="float">
            <text:p>114.0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2192" calcext:value-type="float">
            <text:p>114.3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2464" calcext:value-type="float">
            <text:p>114.2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0544" calcext:value-type="float">
            <text:p>114.0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852" calcext:value-type="float">
            <text:p>113.8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8896" calcext:value-type="float">
            <text:p>113.8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6352" calcext:value-type="float">
            <text:p>113.3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4472" calcext:value-type="float">
            <text:p>113.5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0128" calcext:value-type="float">
            <text:p>113.8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7104" calcext:value-type="float">
            <text:p>113.2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824" calcext:value-type="float">
            <text:p>113.2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9504" calcext:value-type="float">
            <text:p>113.3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0944" calcext:value-type="float">
            <text:p>113.4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0712" calcext:value-type="float">
            <text:p>113.9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5416" calcext:value-type="float">
            <text:p>112.6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456" calcext:value-type="float">
            <text:p>112.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8088" calcext:value-type="float">
            <text:p>112.7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6752" calcext:value-type="float">
            <text:p>112.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9904" calcext:value-type="float">
            <text:p>112.7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2952" calcext:value-type="float">
            <text:p>112.7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7712" calcext:value-type="float">
            <text:p>112.7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9256" calcext:value-type="float">
            <text:p>112.9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7272" calcext:value-type="float">
            <text:p>113.0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3784" calcext:value-type="float">
            <text:p>113.3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6768" calcext:value-type="float">
            <text:p>113.5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0088" calcext:value-type="float">
            <text:p>113.4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1696" calcext:value-type="float">
            <text:p>113.3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1032" calcext:value-type="float">
            <text:p>112.6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028" calcext:value-type="float">
            <text:p>112.7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2304" calcext:value-type="float">
            <text:p>112.9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5288" calcext:value-type="float">
            <text:p>113.1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0656" calcext:value-type="float">
            <text:p>112.6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0992" calcext:value-type="float">
            <text:p>112.3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4-1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4-03-2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9008" calcext:value-type="float">
            <text:p>112.4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0096" calcext:value-type="float">
            <text:p>108.2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1912" calcext:value-type="float">
            <text:p>108.2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1808" calcext:value-type="float">
            <text:p>108.1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5712" calcext:value-type="float">
            <text:p>108.1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3248" calcext:value-type="float">
            <text:p>108.2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8488" calcext:value-type="float">
            <text:p>108.2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7152" calcext:value-type="float">
            <text:p>108.2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8864" calcext:value-type="float">
            <text:p>108.2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5544" calcext:value-type="float">
            <text:p>108.3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5168" calcext:value-type="float">
            <text:p>108.4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7152" calcext:value-type="float">
            <text:p>108.2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6024" calcext:value-type="float">
            <text:p>108.3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2496" calcext:value-type="float">
            <text:p>108.3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0784" calcext:value-type="float">
            <text:p>108.3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116" calcext:value-type="float">
            <text:p>108.3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232" calcext:value-type="float">
            <text:p>108.5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8696" calcext:value-type="float">
            <text:p>108.4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3456" calcext:value-type="float">
            <text:p>108.4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6336" calcext:value-type="float">
            <text:p>108.6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1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9608" calcext:value-type="float">
            <text:p>113.4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2656" calcext:value-type="float">
            <text:p>113.4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3512" calcext:value-type="float">
            <text:p>113.4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9984" calcext:value-type="float">
            <text:p>113.4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8168" calcext:value-type="float">
            <text:p>113.3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3408" calcext:value-type="float">
            <text:p>113.3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1696" calcext:value-type="float">
            <text:p>113.3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9984" calcext:value-type="float">
            <text:p>113.4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224" calcext:value-type="float">
            <text:p>113.4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2656" calcext:value-type="float">
            <text:p>113.4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3136" calcext:value-type="float">
            <text:p>113.4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1424" calcext:value-type="float">
            <text:p>113.5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1424" calcext:value-type="float">
            <text:p>113.5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5912" calcext:value-type="float">
            <text:p>113.5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1424" calcext:value-type="float">
            <text:p>113.5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1944" calcext:value-type="float">
            <text:p>113.8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0608" calcext:value-type="float">
            <text:p>113.8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4992" calcext:value-type="float">
            <text:p>113.8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6432" calcext:value-type="float">
            <text:p>113.9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5576" calcext:value-type="float">
            <text:p>113.9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3864" calcext:value-type="float">
            <text:p>113.9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9584" calcext:value-type="float">
            <text:p>114.0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8352" calcext:value-type="float">
            <text:p>114.0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7224" calcext:value-type="float">
            <text:p>114.1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7808" calcext:value-type="float">
            <text:p>114.2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5344" calcext:value-type="float">
            <text:p>114.3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956" calcext:value-type="float">
            <text:p>114.5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5384" calcext:value-type="float">
            <text:p>114.7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3776" calcext:value-type="float">
            <text:p>114.7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6928" calcext:value-type="float">
            <text:p>114.8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8824" calcext:value-type="float">
            <text:p>115.5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8824" calcext:value-type="float">
            <text:p>115.5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0536" calcext:value-type="float">
            <text:p>115.5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3" calcext:value-type="float">
            <text:p>115.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6592" calcext:value-type="float">
            <text:p>115.2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4256" calcext:value-type="float">
            <text:p>114.8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9976" calcext:value-type="float">
            <text:p>114.8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9472" calcext:value-type="float">
            <text:p>115.4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06" calcext:value-type="float">
            <text:p>115.2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2376" calcext:value-type="float">
            <text:p>115.0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8368" calcext:value-type="float">
            <text:p>114.9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6176" calcext:value-type="float">
            <text:p>114.9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6656" calcext:value-type="float">
            <text:p>114.9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0456" calcext:value-type="float">
            <text:p>114.9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2064" calcext:value-type="float">
            <text:p>114.8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8056" calcext:value-type="float">
            <text:p>114.7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856" calcext:value-type="float">
            <text:p>114.6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0896" calcext:value-type="float">
            <text:p>114.6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2984" calcext:value-type="float">
            <text:p>114.5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5824" calcext:value-type="float">
            <text:p>114.4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6304" calcext:value-type="float">
            <text:p>114.4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2568" calcext:value-type="float">
            <text:p>114.2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2528" calcext:value-type="float">
            <text:p>113.9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4928" calcext:value-type="float">
            <text:p>114.1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9728" calcext:value-type="float">
            <text:p>114.4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7912" calcext:value-type="float">
            <text:p>114.3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7016" calcext:value-type="float">
            <text:p>114.0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8768" calcext:value-type="float">
            <text:p>114.3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8936" calcext:value-type="float">
            <text:p>114.1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4072" calcext:value-type="float">
            <text:p>114.1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8352" calcext:value-type="float">
            <text:p>114.0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4616" calcext:value-type="float">
            <text:p>113.8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844" calcext:value-type="float">
            <text:p>113.2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792" calcext:value-type="float">
            <text:p>112.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2304" calcext:value-type="float">
            <text:p>112.9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3264" calcext:value-type="float">
            <text:p>112.9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0736" calcext:value-type="float">
            <text:p>113.3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6456" calcext:value-type="float">
            <text:p>113.3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4496" calcext:value-type="float">
            <text:p>112.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9592" calcext:value-type="float">
            <text:p>112.5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4456" calcext:value-type="float">
            <text:p>112.6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6168" calcext:value-type="float">
            <text:p>112.5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4936" calcext:value-type="float">
            <text:p>112.6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3704" calcext:value-type="float">
            <text:p>112.6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8192" calcext:value-type="float">
            <text:p>112.7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1552" calcext:value-type="float">
            <text:p>113.0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5184" calcext:value-type="float">
            <text:p>113.1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4808" calcext:value-type="float">
            <text:p>113.1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9192" calcext:value-type="float">
            <text:p>113.1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2344" calcext:value-type="float">
            <text:p>113.2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824" calcext:value-type="float">
            <text:p>113.2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7416" calcext:value-type="float">
            <text:p>113.4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1048" calcext:value-type="float">
            <text:p>113.5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7248" calcext:value-type="float">
            <text:p>113.6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0296" calcext:value-type="float">
            <text:p>113.6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424" calcext:value-type="float">
            <text:p>113.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7976" calcext:value-type="float">
            <text:p>114.1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4928" calcext:value-type="float">
            <text:p>114.1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332" calcext:value-type="float">
            <text:p>114.1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38" calcext:value-type="float">
            <text:p>114.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3904" calcext:value-type="float">
            <text:p>114.2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4656" calcext:value-type="float">
            <text:p>114.2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9416" calcext:value-type="float">
            <text:p>114.1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0648" calcext:value-type="float">
            <text:p>114.1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5408" calcext:value-type="float">
            <text:p>114.1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9104" calcext:value-type="float">
            <text:p>113.9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6056" calcext:value-type="float">
            <text:p>113.9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9024" calcext:value-type="float">
            <text:p>113.3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9128" calcext:value-type="float">
            <text:p>113.4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0776" calcext:value-type="float">
            <text:p>113.6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7248" calcext:value-type="float">
            <text:p>113.6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5976" calcext:value-type="float">
            <text:p>113.3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7376" calcext:value-type="float">
            <text:p>113.1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9424" calcext:value-type="float">
            <text:p>112.7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1552" calcext:value-type="float">
            <text:p>113.0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0968" calcext:value-type="float">
            <text:p>112.9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5832" calcext:value-type="float">
            <text:p>112.9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3704" calcext:value-type="float">
            <text:p>112.6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0992" calcext:value-type="float">
            <text:p>112.3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356" calcext:value-type="float">
            <text:p>112.3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2056" calcext:value-type="float">
            <text:p>112.4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472" calcext:value-type="float">
            <text:p>112.3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1408" calcext:value-type="float">
            <text:p>112.6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4456" calcext:value-type="float">
            <text:p>112.6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1512" calcext:value-type="float">
            <text:p>112.6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7504" calcext:value-type="float">
            <text:p>112.6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7504" calcext:value-type="float">
            <text:p>112.6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6272" calcext:value-type="float">
            <text:p>112.6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3704" calcext:value-type="float">
            <text:p>112.6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9904" calcext:value-type="float">
            <text:p>112.7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2368" calcext:value-type="float">
            <text:p>112.6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1512" calcext:value-type="float">
            <text:p>112.6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5416" calcext:value-type="float">
            <text:p>112.6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4392" calcext:value-type="float">
            <text:p>112.8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2304" calcext:value-type="float">
            <text:p>112.9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5352" calcext:value-type="float">
            <text:p>112.9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8672" calcext:value-type="float">
            <text:p>112.8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8672" calcext:value-type="float">
            <text:p>112.8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9152" calcext:value-type="float">
            <text:p>112.8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4016" calcext:value-type="float">
            <text:p>112.9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0216" calcext:value-type="float">
            <text:p>112.9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4496" calcext:value-type="float">
            <text:p>112.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4496" calcext:value-type="float">
            <text:p>112.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7064" calcext:value-type="float">
            <text:p>112.9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4808" calcext:value-type="float">
            <text:p>113.1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3848" calcext:value-type="float">
            <text:p>113.0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6896" calcext:value-type="float">
            <text:p>113.0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5664" calcext:value-type="float">
            <text:p>113.1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7584" calcext:value-type="float">
            <text:p>113.2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9296" calcext:value-type="float">
            <text:p>113.2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844" calcext:value-type="float">
            <text:p>113.2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94" calcext:value-type="float">
            <text:p>113.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3784" calcext:value-type="float">
            <text:p>113.3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5016" calcext:value-type="float">
            <text:p>113.2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2448" calcext:value-type="float">
            <text:p>113.3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94" calcext:value-type="float">
            <text:p>113.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2928" calcext:value-type="float">
            <text:p>113.3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5496" calcext:value-type="float">
            <text:p>113.3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4264" calcext:value-type="float">
            <text:p>113.3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2552" calcext:value-type="float">
            <text:p>113.3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4848" calcext:value-type="float">
            <text:p>113.4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132" calcext:value-type="float">
            <text:p>113.4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176" calcext:value-type="float">
            <text:p>113.4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4368" calcext:value-type="float">
            <text:p>113.4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9712" calcext:value-type="float">
            <text:p>113.5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4096" calcext:value-type="float">
            <text:p>113.5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2864" calcext:value-type="float">
            <text:p>113.5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5912" calcext:value-type="float">
            <text:p>113.5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2592" calcext:value-type="float">
            <text:p>113.7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5848" calcext:value-type="float">
            <text:p>113.8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6912" calcext:value-type="float">
            <text:p>113.9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9584" calcext:value-type="float">
            <text:p>114.0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8832" calcext:value-type="float">
            <text:p>114.0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9896" calcext:value-type="float">
            <text:p>114.2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5072" calcext:value-type="float">
            <text:p>114.4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6096" calcext:value-type="float">
            <text:p>114.3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3696" calcext:value-type="float">
            <text:p>114.1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6784" calcext:value-type="float">
            <text:p>114.4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5824" calcext:value-type="float">
            <text:p>114.4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0104" calcext:value-type="float">
            <text:p>114.3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1504" calcext:value-type="float">
            <text:p>114.1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8248" calcext:value-type="float">
            <text:p>113.9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9" calcext:value-type="float">
            <text:p>113.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2" calcext:value-type="float">
            <text:p>113.6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5704" calcext:value-type="float">
            <text:p>113.4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4472" calcext:value-type="float">
            <text:p>113.5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324" calcext:value-type="float">
            <text:p>113.5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0776" calcext:value-type="float">
            <text:p>113.6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804" calcext:value-type="float">
            <text:p>113.8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2256" calcext:value-type="float">
            <text:p>114.0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6056" calcext:value-type="float">
            <text:p>113.9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852" calcext:value-type="float">
            <text:p>113.8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0608" calcext:value-type="float">
            <text:p>113.8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3824" calcext:value-type="float">
            <text:p>113.6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2656" calcext:value-type="float">
            <text:p>113.4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4264" calcext:value-type="float">
            <text:p>113.3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8712" calcext:value-type="float">
            <text:p>113.1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9568" calcext:value-type="float">
            <text:p>113.1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5208" calcext:value-type="float">
            <text:p>112.5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9176" calcext:value-type="float">
            <text:p>112.2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6128" calcext:value-type="float">
            <text:p>112.2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0512" calcext:value-type="float">
            <text:p>112.3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5208" calcext:value-type="float">
            <text:p>112.5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7128" calcext:value-type="float">
            <text:p>112.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9112" calcext:value-type="float">
            <text:p>112.5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3704" calcext:value-type="float">
            <text:p>112.6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9904" calcext:value-type="float">
            <text:p>112.7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4496" calcext:value-type="float">
            <text:p>112.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7752" calcext:value-type="float">
            <text:p>113.0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5496" calcext:value-type="float">
            <text:p>113.3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368" calcext:value-type="float">
            <text:p>113.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7584" calcext:value-type="float">
            <text:p>113.2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9296" calcext:value-type="float">
            <text:p>113.2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8712" calcext:value-type="float">
            <text:p>113.1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2032" calcext:value-type="float">
            <text:p>113.0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9424" calcext:value-type="float">
            <text:p>112.7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6672" calcext:value-type="float">
            <text:p>112.0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7256" calcext:value-type="float">
            <text:p>112.1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5816" calcext:value-type="float">
            <text:p>112.0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3248" calcext:value-type="float">
            <text:p>112.0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1912" calcext:value-type="float">
            <text:p>112.0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5816" calcext:value-type="float">
            <text:p>112.0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876" calcext:value-type="float">
            <text:p>111.9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3144" calcext:value-type="float">
            <text:p>112.0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2808" calcext:value-type="float">
            <text:p>112.3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0992" calcext:value-type="float">
            <text:p>112.3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0408" calcext:value-type="float">
            <text:p>112.2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7944" calcext:value-type="float">
            <text:p>112.3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2056" calcext:value-type="float">
            <text:p>112.4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8528" calcext:value-type="float">
            <text:p>112.4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9592" calcext:value-type="float">
            <text:p>112.5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9696" calcext:value-type="float">
            <text:p>112.6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0928" calcext:value-type="float">
            <text:p>112.5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2264" calcext:value-type="float">
            <text:p>112.6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6648" calcext:value-type="float">
            <text:p>112.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1408" calcext:value-type="float">
            <text:p>112.6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0928" calcext:value-type="float">
            <text:p>112.5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7128" calcext:value-type="float">
            <text:p>112.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1296" calcext:value-type="float">
            <text:p>114.0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0168" calcext:value-type="float">
            <text:p>114.1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0168" calcext:value-type="float">
            <text:p>114.1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9896" calcext:value-type="float">
            <text:p>114.2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4656" calcext:value-type="float">
            <text:p>114.2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3048" calcext:value-type="float">
            <text:p>114.3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8288" calcext:value-type="float">
            <text:p>114.3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8288" calcext:value-type="float">
            <text:p>114.3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428" calcext:value-type="float">
            <text:p>114.2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8768" calcext:value-type="float">
            <text:p>114.3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0104" calcext:value-type="float">
            <text:p>114.3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5344" calcext:value-type="float">
            <text:p>114.3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0584" calcext:value-type="float">
            <text:p>114.4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0688" calcext:value-type="float">
            <text:p>114.4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8392" calcext:value-type="float">
            <text:p>114.3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9624" calcext:value-type="float">
            <text:p>114.3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5928" calcext:value-type="float">
            <text:p>114.4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6512" calcext:value-type="float">
            <text:p>114.5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908" calcext:value-type="float">
            <text:p>114.5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384" calcext:value-type="float">
            <text:p>114.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8224" calcext:value-type="float">
            <text:p>114.5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9184" calcext:value-type="float">
            <text:p>114.6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2712" calcext:value-type="float">
            <text:p>114.6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1376" calcext:value-type="float">
            <text:p>114.6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8536" calcext:value-type="float">
            <text:p>114.7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34" calcext:value-type="float">
            <text:p>114.8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8264" calcext:value-type="float">
            <text:p>114.8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3128" calcext:value-type="float">
            <text:p>114.9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7992" calcext:value-type="float">
            <text:p>114.9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4192" calcext:value-type="float">
            <text:p>115.0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5944" calcext:value-type="float">
            <text:p>115.3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6464" calcext:value-type="float">
            <text:p>115.7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6736" calcext:value-type="float">
            <text:p>115.6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0536" calcext:value-type="float">
            <text:p>115.5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0328" calcext:value-type="float">
            <text:p>115.4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7592" calcext:value-type="float">
            <text:p>115.6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9656" calcext:value-type="float">
            <text:p>116.1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8656" calcext:value-type="float">
            <text:p>115.7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1688" calcext:value-type="float">
            <text:p>114.8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3024" calcext:value-type="float">
            <text:p>114.8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484" calcext:value-type="float">
            <text:p>114.9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4944" calcext:value-type="float">
            <text:p>114.9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1456" calcext:value-type="float">
            <text:p>115.2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3568" calcext:value-type="float">
            <text:p>114.6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8328" calcext:value-type="float">
            <text:p>114.6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6616" calcext:value-type="float">
            <text:p>114.6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2064" calcext:value-type="float">
            <text:p>114.8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8808" calcext:value-type="float">
            <text:p>114.6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6928" calcext:value-type="float">
            <text:p>114.8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8368" calcext:value-type="float">
            <text:p>114.9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1896" calcext:value-type="float">
            <text:p>114.9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7096" calcext:value-type="float">
            <text:p>114.6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2232" calcext:value-type="float">
            <text:p>114.6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4" calcext:value-type="float">
            <text:p>114.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2464" calcext:value-type="float">
            <text:p>114.2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9184" calcext:value-type="float">
            <text:p>114.6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7248" calcext:value-type="float">
            <text:p>113.6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5912" calcext:value-type="float">
            <text:p>113.5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5744" calcext:value-type="float">
            <text:p>113.7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5472" calcext:value-type="float">
            <text:p>113.8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0232" calcext:value-type="float">
            <text:p>113.8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4824" calcext:value-type="float">
            <text:p>114.0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9248" calcext:value-type="float">
            <text:p>114.3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5912" calcext:value-type="float">
            <text:p>113.5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2" calcext:value-type="float">
            <text:p>113.6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5264" calcext:value-type="float">
            <text:p>113.7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0504" calcext:value-type="float">
            <text:p>113.7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0984" calcext:value-type="float">
            <text:p>113.7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2904" calcext:value-type="float">
            <text:p>113.9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3864" calcext:value-type="float">
            <text:p>113.9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4" calcext:value-type="float">
            <text:p>114.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6432" calcext:value-type="float">
            <text:p>113.9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2632" calcext:value-type="float">
            <text:p>114.0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1024" calcext:value-type="float">
            <text:p>114.1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8832" calcext:value-type="float">
            <text:p>114.0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3216" calcext:value-type="float">
            <text:p>114.1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8392" calcext:value-type="float">
            <text:p>114.3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2672" calcext:value-type="float">
            <text:p>114.3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8768" calcext:value-type="float">
            <text:p>114.3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8768" calcext:value-type="float">
            <text:p>114.3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5072" calcext:value-type="float">
            <text:p>114.4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6408" calcext:value-type="float">
            <text:p>114.5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716" calcext:value-type="float">
            <text:p>114.4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872" calcext:value-type="float">
            <text:p>114.4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0712" calcext:value-type="float">
            <text:p>113.9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1928" calcext:value-type="float">
            <text:p>112.9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9592" calcext:value-type="float">
            <text:p>112.5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6752" calcext:value-type="float">
            <text:p>112.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1616" calcext:value-type="float">
            <text:p>112.7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0408" calcext:value-type="float">
            <text:p>112.2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1408" calcext:value-type="float">
            <text:p>112.6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7024" calcext:value-type="float">
            <text:p>112.5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1992" calcext:value-type="float">
            <text:p>112.7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5416" calcext:value-type="float">
            <text:p>112.6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0384" calcext:value-type="float">
            <text:p>112.8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2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9632" calcext:value-type="float">
            <text:p>112.8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1992" calcext:value-type="float">
            <text:p>112.7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9528" calcext:value-type="float">
            <text:p>112.8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0008" calcext:value-type="float">
            <text:p>112.8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8816" calcext:value-type="float">
            <text:p>113.2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892" calcext:value-type="float">
            <text:p>113.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6328" calcext:value-type="float">
            <text:p>113.8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2632" calcext:value-type="float">
            <text:p>114.0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4384" calcext:value-type="float">
            <text:p>114.3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7056" calcext:value-type="float">
            <text:p>114.3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3024" calcext:value-type="float">
            <text:p>114.8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764" calcext:value-type="float">
            <text:p>114.4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9768" calcext:value-type="float">
            <text:p>114.7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3488" calcext:value-type="float">
            <text:p>114.0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356" calcext:value-type="float">
            <text:p>112.3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8528" calcext:value-type="float">
            <text:p>112.4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5416" calcext:value-type="float">
            <text:p>112.6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0968" calcext:value-type="float">
            <text:p>112.9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6584" calcext:value-type="float">
            <text:p>112.8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0592" calcext:value-type="float">
            <text:p>112.9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6688" calcext:value-type="float">
            <text:p>112.9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3368" calcext:value-type="float">
            <text:p>113.0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2-0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94" calcext:value-type="float">
            <text:p>113.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4368" calcext:value-type="float">
            <text:p>113.4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7896" calcext:value-type="float">
            <text:p>113.4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5576" calcext:value-type="float">
            <text:p>113.9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4" calcext:value-type="float">
            <text:p>114.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9312" calcext:value-type="float">
            <text:p>114.1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6512" calcext:value-type="float">
            <text:p>114.5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7032" calcext:value-type="float">
            <text:p>114.9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02" calcext:value-type="float">
            <text:p>115.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6176" calcext:value-type="float">
            <text:p>114.9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0688" calcext:value-type="float">
            <text:p>114.4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3776" calcext:value-type="float">
            <text:p>114.7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384" calcext:value-type="float">
            <text:p>114.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7016" calcext:value-type="float">
            <text:p>114.0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5976" calcext:value-type="float">
            <text:p>113.3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4016" calcext:value-type="float">
            <text:p>112.9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4808" calcext:value-type="float">
            <text:p>113.1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9504" calcext:value-type="float">
            <text:p>113.3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68" calcext:value-type="float">
            <text:p>113.6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7024" calcext:value-type="float">
            <text:p>112.5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6272" calcext:value-type="float">
            <text:p>112.6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2952" calcext:value-type="float">
            <text:p>112.7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2952" calcext:value-type="float">
            <text:p>112.7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6352" calcext:value-type="float">
            <text:p>113.3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9608" calcext:value-type="float">
            <text:p>113.4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2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3512" calcext:value-type="float">
            <text:p>113.4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9232" calcext:value-type="float">
            <text:p>113.4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5432" calcext:value-type="float">
            <text:p>113.5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1424" calcext:value-type="float">
            <text:p>113.5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6768" calcext:value-type="float">
            <text:p>113.5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2048" calcext:value-type="float">
            <text:p>113.9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1296" calcext:value-type="float">
            <text:p>114.0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292" calcext:value-type="float">
            <text:p>114.8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724" calcext:value-type="float">
            <text:p>115.0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3664" calcext:value-type="float">
            <text:p>116.1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1328" calcext:value-type="float">
            <text:p>115.7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8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3" calcext:value-type="float">
            <text:p>115.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7576" calcext:value-type="float">
            <text:p>114.7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3296" calcext:value-type="float">
            <text:p>114.7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2272" calcext:value-type="float">
            <text:p>114.9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1944" calcext:value-type="float">
            <text:p>113.8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9568" calcext:value-type="float">
            <text:p>113.1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0656" calcext:value-type="float">
            <text:p>112.6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6128" calcext:value-type="float">
            <text:p>112.2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2056" calcext:value-type="float">
            <text:p>112.4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692" calcext:value-type="float">
            <text:p>112.5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7776" calcext:value-type="float">
            <text:p>112.5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2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2264" calcext:value-type="float">
            <text:p>112.6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5416" calcext:value-type="float">
            <text:p>112.6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028" calcext:value-type="float">
            <text:p>112.7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8296" calcext:value-type="float">
            <text:p>112.8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2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412" calcext:value-type="float">
            <text:p>112.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5832" calcext:value-type="float">
            <text:p>112.9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2616" calcext:value-type="float">
            <text:p>113.1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8816" calcext:value-type="float">
            <text:p>113.2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6248" calcext:value-type="float">
            <text:p>113.2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9128" calcext:value-type="float">
            <text:p>113.4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4264" calcext:value-type="float">
            <text:p>113.3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0568" calcext:value-type="float">
            <text:p>113.5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0336" calcext:value-type="float">
            <text:p>113.9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2672" calcext:value-type="float">
            <text:p>114.3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4216" calcext:value-type="float">
            <text:p>114.5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3984" calcext:value-type="float">
            <text:p>114.9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3504" calcext:value-type="float">
            <text:p>114.9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2304" calcext:value-type="float">
            <text:p>112.9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2808" calcext:value-type="float">
            <text:p>112.3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6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264" calcext:value-type="float">
            <text:p>112.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2368" calcext:value-type="float">
            <text:p>112.6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7776" calcext:value-type="float">
            <text:p>112.5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5416" calcext:value-type="float">
            <text:p>112.6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8024" calcext:value-type="float">
            <text:p>112.9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1928" calcext:value-type="float">
            <text:p>112.9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1928" calcext:value-type="float">
            <text:p>112.9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0216" calcext:value-type="float">
            <text:p>112.9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9568" calcext:value-type="float">
            <text:p>113.1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7752" calcext:value-type="float">
            <text:p>113.0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0088" calcext:value-type="float">
            <text:p>113.4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7664" calcext:value-type="float">
            <text:p>113.8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0064" calcext:value-type="float">
            <text:p>114.0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0208" calcext:value-type="float">
            <text:p>114.4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4152" calcext:value-type="float">
            <text:p>114.7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4192" calcext:value-type="float">
            <text:p>115.0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6032" calcext:value-type="float">
            <text:p>114.5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1632" calcext:value-type="float">
            <text:p>113.6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9584" calcext:value-type="float">
            <text:p>114.0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8376" calcext:value-type="float">
            <text:p>113.4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264" calcext:value-type="float">
            <text:p>112.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4456" calcext:value-type="float">
            <text:p>112.6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7024" calcext:value-type="float">
            <text:p>112.5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7128" calcext:value-type="float">
            <text:p>112.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028" calcext:value-type="float">
            <text:p>112.7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8296" calcext:value-type="float">
            <text:p>112.8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9528" calcext:value-type="float">
            <text:p>112.8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2032" calcext:value-type="float">
            <text:p>113.0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7376" calcext:value-type="float">
            <text:p>113.1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4976" calcext:value-type="float">
            <text:p>112.9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5184" calcext:value-type="float">
            <text:p>113.1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7104" calcext:value-type="float">
            <text:p>113.2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0632" calcext:value-type="float">
            <text:p>113.2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3408" calcext:value-type="float">
            <text:p>113.3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276" calcext:value-type="float">
            <text:p>113.5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0568" calcext:value-type="float">
            <text:p>113.5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3992" calcext:value-type="float">
            <text:p>113.4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5536" calcext:value-type="float">
            <text:p>113.6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0296" calcext:value-type="float">
            <text:p>113.6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4864" calcext:value-type="float">
            <text:p>114.3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544" calcext:value-type="float">
            <text:p>114.4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6136" calcext:value-type="float">
            <text:p>114.6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3104" calcext:value-type="float">
            <text:p>115.5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8152" calcext:value-type="float">
            <text:p>116.2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972" calcext:value-type="float">
            <text:p>115.8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5672" calcext:value-type="float">
            <text:p>115.4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1536" calcext:value-type="float">
            <text:p>115.9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5192" calcext:value-type="float">
            <text:p>115.4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3776" calcext:value-type="float">
            <text:p>114.7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528" calcext:value-type="float">
            <text:p>114.3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6144" calcext:value-type="float">
            <text:p>113.1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9984" calcext:value-type="float">
            <text:p>113.4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3952" calcext:value-type="float">
            <text:p>113.1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0464" calcext:value-type="float">
            <text:p>113.4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5784" calcext:value-type="float">
            <text:p>114.0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8392" calcext:value-type="float">
            <text:p>114.3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5472" calcext:value-type="float">
            <text:p>113.8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6168" calcext:value-type="float">
            <text:p>112.5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264" calcext:value-type="float">
            <text:p>112.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7024" calcext:value-type="float">
            <text:p>112.5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1032" calcext:value-type="float">
            <text:p>112.6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6272" calcext:value-type="float">
            <text:p>112.6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1032" calcext:value-type="float">
            <text:p>112.6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456" calcext:value-type="float">
            <text:p>112.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792" calcext:value-type="float">
            <text:p>112.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9256" calcext:value-type="float">
            <text:p>112.9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8672" calcext:value-type="float">
            <text:p>112.8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8024" calcext:value-type="float">
            <text:p>112.9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7168" calcext:value-type="float">
            <text:p>112.9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3576" calcext:value-type="float">
            <text:p>113.1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132" calcext:value-type="float">
            <text:p>113.4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988" calcext:value-type="float">
            <text:p>113.3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4368" calcext:value-type="float">
            <text:p>113.4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3512" calcext:value-type="float">
            <text:p>113.4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8144" calcext:value-type="float">
            <text:p>113.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4552" calcext:value-type="float">
            <text:p>114.1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716" calcext:value-type="float">
            <text:p>114.4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5504" calcext:value-type="float">
            <text:p>115.6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4976" calcext:value-type="float">
            <text:p>116.7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7128" calcext:value-type="float">
            <text:p>116.4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308" calcext:value-type="float">
            <text:p>116.0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7088" calcext:value-type="float">
            <text:p>116.1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4168" calcext:value-type="float">
            <text:p>115.6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0208" calcext:value-type="float">
            <text:p>114.4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1352" calcext:value-type="float">
            <text:p>115.2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8056" calcext:value-type="float">
            <text:p>114.7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7896" calcext:value-type="float">
            <text:p>113.4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9248" calcext:value-type="float">
            <text:p>114.3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6144" calcext:value-type="float">
            <text:p>113.1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0608" calcext:value-type="float">
            <text:p>113.8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2808" calcext:value-type="float">
            <text:p>112.3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6128" calcext:value-type="float">
            <text:p>112.2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4456" calcext:value-type="float">
            <text:p>112.6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7096" calcext:value-type="float">
            <text:p>114.6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5864" calcext:value-type="float">
            <text:p>114.7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0064" calcext:value-type="float">
            <text:p>114.0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3032" calcext:value-type="float">
            <text:p>113.4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372" calcext:value-type="float">
            <text:p>113.5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3008" calcext:value-type="float">
            <text:p>113.9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2736" calcext:value-type="float">
            <text:p>114.0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7408" calcext:value-type="float">
            <text:p>114.8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3504" calcext:value-type="float">
            <text:p>114.9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9304" calcext:value-type="float">
            <text:p>115.5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5128" calcext:value-type="float">
            <text:p>115.7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2392" calcext:value-type="float">
            <text:p>115.9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4384" calcext:value-type="float">
            <text:p>114.3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1048" calcext:value-type="float">
            <text:p>113.5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804" calcext:value-type="float">
            <text:p>113.8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9008" calcext:value-type="float">
            <text:p>112.4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7712" calcext:value-type="float">
            <text:p>112.7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132" calcext:value-type="float">
            <text:p>113.4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0384" calcext:value-type="float">
            <text:p>112.8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9424" calcext:value-type="float">
            <text:p>112.7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5352" calcext:value-type="float">
            <text:p>112.9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176" calcext:value-type="float">
            <text:p>113.4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7016" calcext:value-type="float">
            <text:p>114.0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7536" calcext:value-type="float">
            <text:p>114.3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9224" calcext:value-type="float">
            <text:p>114.9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0704" calcext:value-type="float">
            <text:p>115.3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1824" calcext:value-type="float">
            <text:p>116.7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9512" calcext:value-type="float">
            <text:p>115.7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0976" calcext:value-type="float">
            <text:p>115.2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1584" calcext:value-type="float">
            <text:p>114.7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4072" calcext:value-type="float">
            <text:p>114.1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0392" calcext:value-type="float">
            <text:p>115.1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0896" calcext:value-type="float">
            <text:p>114.6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6136" calcext:value-type="float">
            <text:p>114.6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476" calcext:value-type="float">
            <text:p>114.2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2152" calcext:value-type="float">
            <text:p>113.9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9152" calcext:value-type="float">
            <text:p>112.8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6248" calcext:value-type="float">
            <text:p>113.2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9608" calcext:value-type="float">
            <text:p>113.4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8384" calcext:value-type="float">
            <text:p>112.0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5208" calcext:value-type="float">
            <text:p>112.5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0384" calcext:value-type="float">
            <text:p>112.8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796" calcext:value-type="float">
            <text:p>113.2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7104" calcext:value-type="float">
            <text:p>113.2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3408" calcext:value-type="float">
            <text:p>113.3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5704" calcext:value-type="float">
            <text:p>113.4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9" calcext:value-type="float">
            <text:p>113.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2736" calcext:value-type="float">
            <text:p>114.0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7264" calcext:value-type="float">
            <text:p>114.5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7808" calcext:value-type="float">
            <text:p>114.2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6992" calcext:value-type="float">
            <text:p>114.6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5704" calcext:value-type="float">
            <text:p>117.2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4496" calcext:value-type="float">
            <text:p>116.7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5312" calcext:value-type="float">
            <text:p>116.4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3016" calcext:value-type="float">
            <text:p>116.3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3664" calcext:value-type="float">
            <text:p>116.1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2456" calcext:value-type="float">
            <text:p>115.6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872" calcext:value-type="float">
            <text:p>114.4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1616" calcext:value-type="float">
            <text:p>112.7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5816" calcext:value-type="float">
            <text:p>112.0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6672" calcext:value-type="float">
            <text:p>112.0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1432" calcext:value-type="float">
            <text:p>112.0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7256" calcext:value-type="float">
            <text:p>112.1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6168" calcext:value-type="float">
            <text:p>112.5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4664" calcext:value-type="float">
            <text:p>112.7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8336" calcext:value-type="float">
            <text:p>113.1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1568" calcext:value-type="float">
            <text:p>113.8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856" calcext:value-type="float">
            <text:p>114.6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4696" calcext:value-type="float">
            <text:p>114.5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2672" calcext:value-type="float">
            <text:p>114.3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8952" calcext:value-type="float">
            <text:p>115.0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0536" calcext:value-type="float">
            <text:p>115.5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0328" calcext:value-type="float">
            <text:p>115.4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9016" calcext:value-type="float">
            <text:p>114.8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716" calcext:value-type="float">
            <text:p>114.4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4872" calcext:value-type="float">
            <text:p>112.8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2208" calcext:value-type="float">
            <text:p>111.3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4664" calcext:value-type="float">
            <text:p>112.7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4264" calcext:value-type="float">
            <text:p>113.3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2712" calcext:value-type="float">
            <text:p>114.6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2" calcext:value-type="float">
            <text:p>113.6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2248" calcext:value-type="float">
            <text:p>115.5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9872" calcext:value-type="float">
            <text:p>114.7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0336" calcext:value-type="float">
            <text:p>113.9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7664" calcext:value-type="float">
            <text:p>113.8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6456" calcext:value-type="float">
            <text:p>113.3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4376" calcext:value-type="float">
            <text:p>111.9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876" calcext:value-type="float">
            <text:p>111.9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3624" calcext:value-type="float">
            <text:p>112.0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652" calcext:value-type="float">
            <text:p>113.1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3008" calcext:value-type="float">
            <text:p>113.9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8176" calcext:value-type="float">
            <text:p>115.7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9744" calcext:value-type="float">
            <text:p>115.2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2712" calcext:value-type="float">
            <text:p>114.6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7704" calcext:value-type="float">
            <text:p>114.2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4976" calcext:value-type="float">
            <text:p>112.9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2616" calcext:value-type="float">
            <text:p>113.1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872" calcext:value-type="float">
            <text:p>114.4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6048" calcext:value-type="float">
            <text:p>115.4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9808" calcext:value-type="float">
            <text:p>115.0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0032" calcext:value-type="float">
            <text:p>116.0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1456" calcext:value-type="float">
            <text:p>115.2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1752" calcext:value-type="float">
            <text:p>114.6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8224" calcext:value-type="float">
            <text:p>114.5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1024" calcext:value-type="float">
            <text:p>114.1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4376" calcext:value-type="float">
            <text:p>111.9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9024" calcext:value-type="float">
            <text:p>113.3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3624" calcext:value-type="float">
            <text:p>112.0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712" calcext:value-type="float">
            <text:p>110.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4136" calcext:value-type="float">
            <text:p>110.0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2552" calcext:value-type="float">
            <text:p>109.5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5496" calcext:value-type="float">
            <text:p>109.5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124" calcext:value-type="float">
            <text:p>108.9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8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8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076" calcext:value-type="float">
            <text:p>108.9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7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092" calcext:value-type="float">
            <text:p>106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184" calcext:value-type="float">
            <text:p>106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4768" calcext:value-type="float">
            <text:p>105.2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8672" calcext:value-type="float">
            <text:p>105.1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6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172" calcext:value-type="float">
            <text:p>105.2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5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1824" calcext:value-type="float">
            <text:p>105.2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5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028" calcext:value-type="float">
            <text:p>105.1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501</text:p>
          </table:table-cell>
          <table:table-cell office:value-type="string" calcext:value-type="string">
            <text:p>Hoover Quad Recorder</text:p>
          </table:table-cell>
          <table:table-cell office:value-type="string" calcext:value-type="string">
            <text:p>195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78" meta:object-count="0"/>
    <meta:user-defined meta:name="AppVersion">3.0</meta:user-defined>
  </office:meta>
</office:document-meta>
</file>